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RW Gothic L" fo:font-size="11pt" style:font-size-asian="11pt" style:font-size-complex="11pt"/>
    </style:style>
    <style:style style:name="P2" style:family="paragraph" style:parent-style-name="Standard">
      <style:text-properties style:font-name="URW Gothic L" fo:font-size="11pt" officeooo:paragraph-rsid="00102734" style:font-size-asian="11pt" style:font-size-complex="11pt"/>
    </style:style>
    <style:style style:name="P3" style:family="paragraph" style:parent-style-name="Standard">
      <style:text-properties style:font-name="URW Gothic L" fo:font-size="11pt" officeooo:paragraph-rsid="00123e13" style:font-size-asian="11pt" style:font-size-complex="11pt"/>
    </style:style>
    <style:style style:name="P4" style:family="paragraph" style:parent-style-name="Standard">
      <style:text-properties style:font-name="URW Gothic L" fo:font-size="16pt" officeooo:paragraph-rsid="00123e13" style:font-size-asian="16pt" style:font-size-complex="16pt"/>
    </style:style>
    <style:style style:name="P5" style:family="paragraph" style:parent-style-name="Standard">
      <style:text-properties style:font-name="URW Gothic L" fo:font-size="11pt" officeooo:rsid="00102734" officeooo:paragraph-rsid="00123e13" style:font-size-asian="11pt" style:font-size-complex="11pt"/>
    </style:style>
    <style:style style:name="P6" style:family="paragraph" style:parent-style-name="Standard">
      <style:text-properties style:font-name="URW Gothic L" fo:font-size="11pt" officeooo:rsid="00102734" officeooo:paragraph-rsid="00102734" style:font-size-asian="11pt" style:font-size-complex="11pt"/>
    </style:style>
    <style:style style:name="P7" style:family="paragraph" style:parent-style-name="Standard">
      <style:text-properties style:font-name="URW Gothic L" fo:font-size="11pt" officeooo:rsid="0010ff16" officeooo:paragraph-rsid="0010ff16" style:font-size-asian="11pt" style:font-size-complex="11pt"/>
    </style:style>
    <style:style style:name="P8" style:family="paragraph" style:parent-style-name="Standard">
      <style:text-properties style:font-name="URW Gothic L" fo:font-size="11pt" officeooo:rsid="0010ff16" officeooo:paragraph-rsid="00102734" style:font-size-asian="11pt" style:font-size-complex="11pt"/>
    </style:style>
    <style:style style:name="P9" style:family="paragraph" style:parent-style-name="Standard">
      <style:text-properties style:font-name="URW Gothic L" fo:font-size="11pt" officeooo:rsid="0010ff16" officeooo:paragraph-rsid="00123e13" style:font-size-asian="11pt" style:font-size-complex="11pt"/>
    </style:style>
    <style:style style:name="P10" style:family="paragraph" style:parent-style-name="Standard">
      <style:text-properties style:font-name="URW Gothic L" fo:font-size="11pt" officeooo:rsid="00123e13" officeooo:paragraph-rsid="001663bf" style:font-size-asian="11pt" style:font-size-complex="11pt"/>
    </style:style>
    <style:style style:name="P11" style:family="paragraph" style:parent-style-name="Standard">
      <style:text-properties style:font-name="URW Gothic L" fo:font-size="11pt" officeooo:paragraph-rsid="00123e13" style:font-size-asian="11pt" style:font-size-complex="11pt"/>
    </style:style>
    <style:style style:name="P12" style:family="paragraph" style:parent-style-name="Standard">
      <style:text-properties style:font-name="URW Gothic L" fo:font-size="11pt" officeooo:paragraph-rsid="00102734" style:font-size-asian="11pt" style:font-size-complex="11pt"/>
    </style:style>
    <style:style style:name="P13" style:family="paragraph" style:parent-style-name="Standard">
      <style:text-properties style:font-name="URW Gothic L" fo:font-size="11pt" officeooo:paragraph-rsid="001633f2" style:font-size-asian="11pt" style:font-size-complex="11pt"/>
    </style:style>
    <style:style style:name="P14" style:family="paragraph" style:parent-style-name="Standard">
      <style:text-properties style:font-name="URW Gothic L" fo:font-size="11pt" officeooo:paragraph-rsid="001663bf" style:font-size-asian="11pt" style:font-size-complex="11pt"/>
    </style:style>
    <style:style style:name="P15" style:family="paragraph" style:parent-style-name="Standard">
      <style:text-properties style:font-name="URW Gothic L" fo:font-size="11pt" officeooo:paragraph-rsid="0017e85a" style:font-size-asian="11pt" style:font-size-complex="11pt"/>
    </style:style>
    <style:style style:name="P16" style:family="paragraph" style:parent-style-name="Standard">
      <style:text-properties style:font-name="URW Gothic L" fo:font-size="16pt" officeooo:rsid="00102734" officeooo:paragraph-rsid="00102734" style:font-size-asian="16pt" style:font-size-complex="16pt"/>
    </style:style>
    <style:style style:name="P17" style:family="paragraph" style:parent-style-name="Standard">
      <style:text-properties style:font-name="URW Gothic L" fo:font-size="16pt" officeooo:rsid="0010ff16" officeooo:paragraph-rsid="00123e13" style:font-size-asian="16pt" style:font-size-complex="16pt"/>
    </style:style>
    <style:style style:name="P18" style:family="paragraph" style:parent-style-name="Standard">
      <style:text-properties style:font-name="URW Gothic L" fo:font-size="16pt" officeooo:rsid="00123e13" officeooo:paragraph-rsid="00123e13" style:font-size-asian="16pt" style:font-size-complex="16pt"/>
    </style:style>
    <style:style style:name="T1" style:family="text">
      <style:text-properties officeooo:rsid="00102734"/>
    </style:style>
    <style:style style:name="T2" style:family="text">
      <style:text-properties officeooo:rsid="0010ff16"/>
    </style:style>
    <style:style style:name="T3" style:family="text">
      <style:text-properties officeooo:rsid="00123e13"/>
    </style:style>
    <style:style style:name="T4" style:family="text">
      <style:text-properties officeooo:rsid="0014a1f8"/>
    </style:style>
    <style:style style:name="T5" style:family="text">
      <style:text-properties officeooo:rsid="001633f2"/>
    </style:style>
    <style:style style:name="T6" style:family="text">
      <style:text-properties fo:font-size="11pt" officeooo:rsid="001633f2" fo:background-color="#ffff00" style:font-size-asian="11pt" style:font-size-complex="11pt"/>
    </style:style>
    <style:style style:name="T7" style:family="text">
      <style:text-properties fo:font-size="11pt" officeooo:rsid="001663bf" fo:background-color="#ffff00" style:font-size-asian="11pt" style:font-size-complex="11pt"/>
    </style:style>
    <style:style style:name="T8" style:family="text">
      <style:text-properties fo:background-color="#ffff00"/>
    </style:style>
    <style:style style:name="T9" style:family="text">
      <style:text-properties officeooo:rsid="001633f2" fo:background-color="#ffff00"/>
    </style:style>
    <style:style style:name="T10" style:family="text">
      <style:text-properties officeooo:rsid="0017e85a" fo:background-color="#ffff00"/>
    </style:style>
    <style:style style:name="T11" style:family="text">
      <style:text-properties officeooo:rsid="001663bf"/>
    </style:style>
    <style:style style:name="T12" style:family="text">
      <style:text-properties officeooo:rsid="0017e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racter</text:p>
      <text:p text:style-name="P3">Felelősség</text:p>
      <text:p text:style-name="P3"><text:tab/><text:span text:style-name="T4">A szereplők helyzetét és láthatóságát tárol</text:span><text:span text:style-name="T5">ó absztrakt osztály</text:span><text:span text:style-name="T4">.</text:span></text:p>
      <text:p text:style-name="P3">Ősosztályok</text:p>
      <text:p text:style-name="P3"><text:span text:style-name="T5"><text:tab/>(Object)</text:span></text:p>
      <text:p text:style-name="P3">Interfészek</text:p>
      <text:p text:style-name="P3">Attribútumok</text:p>
      <text:p text:style-name="P3"><text:tab/><text:span text:style-name="T1">Cell location: </text:span><text:span text:style-name="T5">a szereplő helyzete</text:span></text:p>
      <text:p text:style-name="P5"><text:tab/>bool <text:span text:style-name="T8">visibility/</text:span><text:span text:style-name="T9">transparency</text:span>: <text:span text:style-name="T5">a szereplő láthatósága</text:span></text:p>
      <text:p text:style-name="P3">Metódusok</text:p>
      <text:p text:style-name="P1"/>
      <text:p text:style-name="P16">ActiveCharacter <text:span text:style-name="T6">(kiválthatjuk IMovable interfésszel, ami ugyan ezt csinálja)</text:span></text:p>
      <text:p text:style-name="P2">Felelősség</text:p>
      <text:p text:style-name="P2"><text:tab/><text:span text:style-name="T5">Az aktív szereplők mozgását meghatározó absztrakt osztály.</text:span></text:p>
      <text:p text:style-name="P2">Ősosztályok</text:p>
      <text:p text:style-name="P7"><text:tab/><text:span text:style-name="T5">(Object-&gt;)</text:span>Character</text:p>
      <text:p text:style-name="P2">Interfészek</text:p>
      <text:p text:style-name="P2">Attribútumok</text:p>
      <text:p text:style-name="P2">Metódusok</text:p>
      <text:p text:style-name="P2"><text:tab/><text:span text:style-name="T5">abstract </text:span><text:span text:style-name="T1">void move(void):</text:span></text:p>
      <text:p text:style-name="P6"/>
      <text:p text:style-name="P17">Ant</text:p>
      <text:p text:style-name="P2">Felelősség</text:p>
      <text:p text:style-name="P2"><text:tab/><text:span text:style-name="T5">A hangya mozgását, szagkibocsátását, élelemmel való viszonyát meghatározó osztály.</text:span></text:p>
      <text:p text:style-name="P2">Ősosztályok</text:p>
      <text:p text:style-name="P7"><text:tab/><text:span text:style-name="T5">(Object-&gt;)</text:span>Character-&gt;ActiveCharacter</text:p>
      <text:p text:style-name="P2">Interfészek</text:p>
      <text:p text:style-name="P2"><text:tab/><text:span text:style-name="T2">ICheck: </text:span><text:span text:style-name="T5">a mezőn található szereplők lekérdezését megvalósító interfész. </text:span></text:p>
      <text:p text:style-name="P2">Attribútumok</text:p>
      <text:p text:style-name="P2"><text:tab/><text:span text:style-name="T5">bool isHungry: a hangya éhségét/jóllakottságát leíró változó.</text:span></text:p>
      <text:p text:style-name="P2">Metódusok</text:p>
      <text:p text:style-name="P13"><text:tab/><text:span text:style-name="T2">void pickFood(void): </text:span><text:span text:style-name="T5">az élelem mezőről való felszedését és az éhség/jóllakottság megváltoztatását megvalósító metódus.</text:span></text:p>
      <text:p text:style-name="P8"><text:tab/>void emitSmell(): <text:span text:style-name="T5">a hangya szagkibocsátásáért felelős metódusa.</text:span></text:p>
      <text:p text:style-name="P8"/>
      <text:p text:style-name="P17">Echidna</text:p>
      <text:p text:style-name="P2">Felelősség</text:p>
      <text:p text:style-name="P13"><text:tab/><text:span text:style-name="T5"> A hangyászsün mozgását, hangyákkal való viszonyát meghatározó osztály.</text:span></text:p>
      <text:p text:style-name="P2">Ősosztályok</text:p>
      <text:p text:style-name="P13"><text:tab/><text:span text:style-name="T5">(Object-&gt;)</text:span><text:span text:style-name="T2">Character-&gt;ActiveCharacter</text:span></text:p>
      <text:p text:style-name="P2">Interfészek</text:p>
      <text:p text:style-name="P2"><text:tab/><text:span text:style-name="T2">ICheck</text:span></text:p>
      <text:p text:style-name="P2">Attribútumok</text:p>
      <text:p text:style-name="P2"><text:tab/><text:span text:style-name="T2">int hunger: </text:span><text:span text:style-name="T5">a hangyászsün éhségszintjét leíró változó.</text:span></text:p>
      <text:p text:style-name="P2">Metódusok</text:p>
      <text:p text:style-name="P14"><text:tab/><text:span text:style-name="T2">void wipeAnts(void):</text:span><text:span text:style-name="T5"> a mezőben </text:span><text:span text:style-name="T11">esetlegesen </text:span><text:span text:style-name="T5">található hangyák megsemmisítéséért, a hangyászsün éhségszintjének megváltoztatásáért felelős metódus.</text:span></text:p>
      <text:p text:style-name="P7"/>
      <text:p text:style-name="P17">Pebble</text:p>
      <text:p text:style-name="P2">Felelősség</text:p>
      <text:p text:style-name="P2"><text:soft-page-break/><text:tab/><text:span text:style-name="T12">Akadályt reprezentáló osztály.</text:span></text:p>
      <text:p text:style-name="P2">Ősosztályok</text:p>
      <text:p text:style-name="P14"><text:tab/><text:span text:style-name="T5">(Object-&gt;)</text:span><text:span text:style-name="T2">Character</text:span></text:p>
      <text:p text:style-name="P2">Interfészek</text:p>
      <text:p text:style-name="P2">Attribútumok</text:p>
      <text:p text:style-name="P2">Metódusok</text:p>
      <text:p text:style-name="P2"/>
      <text:p text:style-name="P17">Bush</text:p>
      <text:p text:style-name="P2">Felelősség</text:p>
      <text:p text:style-name="P15"><text:tab/><text:span text:style-name="T12">Akadályt reprezentáló osztály.</text:span></text:p>
      <text:p text:style-name="P2">Ősosztályok</text:p>
      <text:p text:style-name="P14"><text:tab/><text:span text:style-name="T5">(Object-&gt;)</text:span><text:span text:style-name="T2">Character</text:span></text:p>
      <text:p text:style-name="P2">Interfészek</text:p>
      <text:p text:style-name="P2">Attribútumok</text:p>
      <text:p text:style-name="P2">Metódusok</text:p>
      <text:p text:style-name="P2"/>
      <text:p text:style-name="P17">Puddle</text:p>
      <text:p text:style-name="P2">Felelősség</text:p>
      <text:p text:style-name="P15"><text:tab/><text:span text:style-name="T12">Akadályt reprezentáló osztály.</text:span></text:p>
      <text:p text:style-name="P2">Ősosztályok</text:p>
      <text:p text:style-name="P14"><text:tab/><text:span text:style-name="T5">(Object-&gt;)</text:span><text:span text:style-name="T2">Character</text:span></text:p>
      <text:p text:style-name="P2">Interfészek</text:p>
      <text:p text:style-name="P2">Attribútumok</text:p>
      <text:p text:style-name="P2">Metódusok</text:p>
      <text:p text:style-name="P2"/>
      <text:p text:style-name="P17">Antlion</text:p>
      <text:p text:style-name="P2">Felelősség</text:p>
      <text:p text:style-name="P2"><text:tab/><text:span text:style-name="T12">A hangyaleső viselkedését leíró osztály.</text:span></text:p>
      <text:p text:style-name="P2">Ősosztályok</text:p>
      <text:p text:style-name="P14"><text:tab/><text:span text:style-name="T5">(Object-&gt;)</text:span><text:span text:style-name="T2">Character</text:span></text:p>
      <text:p text:style-name="P2">Interfészek</text:p>
      <text:p text:style-name="P2"><text:tab/><text:span text:style-name="T2">ICheck</text:span></text:p>
      <text:p text:style-name="P2">Attribútumok</text:p>
      <text:p text:style-name="P2">Metódusok</text:p>
      <text:p text:style-name="P15"><text:tab/><text:span text:style-name="T2">void wipeAnts(void): </text:span><text:span text:style-name="T5">a mezőben </text:span><text:span text:style-name="T11">esetlegesen </text:span><text:span text:style-name="T5">található hangyák megsemmisítéséért </text:span><text:span text:style-name="T12">felelős metódus.</text:span></text:p>
      <text:p text:style-name="P8"/>
      <text:p text:style-name="P17">AntHill</text:p>
      <text:p text:style-name="P2">Felelősség</text:p>
      <text:p text:style-name="P2"><text:tab/><text:span text:style-name="T12">Új hangyákat létrehozásáért, táplálékkal rendelkező hangyákat befogadásáért felelős osztály.</text:span></text:p>
      <text:p text:style-name="P2">Ősosztályok</text:p>
      <text:p text:style-name="P14"><text:tab/><text:span text:style-name="T5">(Object-&gt;)</text:span><text:span text:style-name="T2">Character</text:span></text:p>
      <text:p text:style-name="P2">Interfészek</text:p>
      <text:p text:style-name="P2"><text:tab/><text:span text:style-name="T12">ICheck</text:span></text:p>
      <text:p text:style-name="P2">Attribútumok</text:p>
      <text:p text:style-name="P2">Metódusok</text:p>
      <text:p text:style-name="P2"><text:tab/><text:span text:style-name="T2">void CreateAnt(void): </text:span><text:span text:style-name="T12">hangyák létrehozását megvalósító metódus.</text:span></text:p>
      <text:p text:style-name="P2"><text:span text:style-name="T12"><text:tab/>void CheckForAnts(): a környezetben lévő hangyák felderítése </text:span><text:span text:style-name="T10">(lehet nem kéne, elég az, hogy implementálja az IChecket)</text:span></text:p>
      <text:p text:style-name="P2"/>
      <text:p text:style-name="P18"><text:soft-page-break/>Food</text:p>
      <text:p text:style-name="P3">Felelősség</text:p>
      <text:p text:style-name="P3"><text:tab/><text:span text:style-name="T12">Szag kibocsátásáért felelős osztály. </text:span></text:p>
      <text:p text:style-name="P3">Ősosztályok</text:p>
      <text:p text:style-name="P3">Interfészek</text:p>
      <text:p text:style-name="P3">Attribútumok</text:p>
      <text:p text:style-name="P9">Metódusok</text:p>
      <text:p text:style-name="P3"><text:span text:style-name="T2"><text:tab/></text:span><text:span text:style-name="T3">void emitSmell(void): </text:span><text:span text:style-name="T12">a szomszédos mezők szagszintjének megváltoztatását megvalósító metódus. </text:span></text:p>
      <text:p text:style-name="P8"/>
      <text:p text:style-name="P17">Cell</text:p>
      <text:p text:style-name="P2">Felelősség</text:p>
      <text:p text:style-name="P14"><text:tab/><text:span text:style-name="T12">A szereplők tárolásáért, és a köztük zajló interakciók lebonyolításáért felelős osztály.</text:span></text:p>
      <text:p text:style-name="P2">Ősosztályok</text:p>
      <text:p text:style-name="P14"><text:span text:style-name="T5"><text:tab/>(Object)</text:span></text:p>
      <text:p text:style-name="P2">Interfészek</text:p>
      <text:p text:style-name="P2">Attribútumok</text:p>
      <text:p text:style-name="P2">Metódusok</text:p>
      <text:p text:style-name="P2"><text:tab/><text:span text:style-name="T10">getter és setter metódusok, még nem definált, majd szekvenciadiagramok után</text:span></text:p>
      <text:p text:style-name="P2"/>
      <text:p text:style-name="P17">Field <text:span text:style-name="T7">(valami kifejezöbb jobb lenne, így azért keverhető a mezővel)</text:span></text:p>
      <text:p text:style-name="P2">Felelősség</text:p>
      <text:p text:style-name="P10"><text:tab/><text:span text:style-name="T11">A mezők tárolásáért és üzenetváltásaiért felelős osztály.</text:span></text:p>
      <text:p text:style-name="P2">Ősosztályok</text:p>
      <text:p text:style-name="P10"><text:span text:style-name="T5"><text:tab/>(Object)</text:span></text:p>
      <text:p text:style-name="P2">Interfészek</text:p>
      <text:p text:style-name="P2">Attribútumok</text:p>
      <text:p text:style-name="P2"><text:tab/><text:span text:style-name="T12">Cell[][] cells: mezők tárolására szolgáló mátrix.</text:span></text:p>
      <text:p text:style-name="P2">Metódusok</text:p>
      <text:p text:style-name="P15"><text:tab/><text:span text:style-name="T11">get</text:span><text:span text:style-name="T12">Neighbours(Cell left, Cell right, Cell top, Cell bottom): a szomszédok lekérésére szolgáló metódus.</text:span></text:p>
      <text:p text:style-name="P2"/>
      <text:p text:style-name="P17">Spray <text:span text:style-name="T7">(szintén lehet interfész is)</text:span></text:p>
      <text:p text:style-name="P2">Felelősség</text:p>
      <text:p text:style-name="P14"><text:tab/><text:span text:style-name="T11"> A megcélzott mezőben és környezetében hatást kifejtő véges kapacitású eszközt megvalósító absztrakt osztály.</text:span></text:p>
      <text:p text:style-name="P2">Ősosztályok</text:p>
      <text:p text:style-name="P14"><text:span text:style-name="T5"><text:tab/>(Object)</text:span></text:p>
      <text:p text:style-name="P2">Interfészek</text:p>
      <text:p text:style-name="P2">Attribútumok</text:p>
      <text:p text:style-name="P2"><text:tab/><text:span text:style-name="T11">int sprayAvailable: a még felhasználható Spray mennyiségét reprezentáló változó.</text:span></text:p>
      <text:p text:style-name="P2">Metódusok</text:p>
      <text:p text:style-name="P2"><text:tab/><text:span text:style-name="T11">void SprayCell(Cell): a megcélzott mezőben és környezetében hatást kifejtő absztrakt metódus.</text:span></text:p>
      <text:p text:style-name="P2"/>
      <text:p text:style-name="P17">AntKillerSpray</text:p>
      <text:p text:style-name="P2">Felelősség</text:p>
      <text:p text:style-name="P2"><text:tab/><text:span text:style-name="T11">A megcélzott mezőben és környezetében a hangyák kiirtásáért felel. </text:span></text:p>
      <text:p text:style-name="P2">Ősosztályok</text:p>
      <text:p text:style-name="P14"><text:tab/><text:span text:style-name="T5">(Object-&gt;)</text:span><text:span text:style-name="T3">Spray</text:span></text:p>
      <text:p text:style-name="P2">Interfészek</text:p>
      <text:p text:style-name="P2"><text:soft-page-break/>Attribútumok</text:p>
      <text:p text:style-name="P2">Metódusok</text:p>
      <text:p text:style-name="P2"/>
      <text:p text:style-name="P17">SmellNeutralizerSpray</text:p>
      <text:p text:style-name="P2">Felelősség</text:p>
      <text:p text:style-name="P14"><text:tab/><text:span text:style-name="T11">A megcélzott mezőben és környezetében a hangyák által kibocsátott szagok eltüntetéséért felel. </text:span></text:p>
      <text:p text:style-name="P2">Ősosztályok</text:p>
      <text:p text:style-name="P14"><text:tab/><text:span text:style-name="T5">(Object-&gt;)</text:span><text:span text:style-name="T3">Spray</text:span></text:p>
      <text:p text:style-name="P2">Interfészek</text:p>
      <text:p text:style-name="P2">Attribútumok</text:p>
      <text:p text:style-name="P2">Metódus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WW8Num1z3" style:family="text">
      <style:text-properties fo:color="#000000" style:font-name="Symbol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41:48</meta:creation-date>
    <dc:date>2013-03-01T23:37:19</dc:date>
    <meta:editing-duration>PT20M8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4" meta:paragraph-count="140" meta:word-count="397" meta:character-count="3722" meta:non-whitespace-character-count="3408"/>
  </office:meta>
</office:document-meta>
</file>